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anumGothic" fo:font-size="10.5pt" fo:font-weight="bold" officeooo:rsid="00101966" officeooo:paragraph-rsid="00101966" style:font-size-asian="10.5pt" style:font-weight-asian="bold" style:font-size-complex="10.5pt" style:font-weight-complex="bold"/>
    </style:style>
    <style:style style:name="P2" style:family="paragraph" style:parent-style-name="Standard">
      <style:text-properties style:font-name="NanumGothic" fo:font-size="10.5pt" fo:font-weight="bold" officeooo:rsid="001054cb" officeooo:paragraph-rsid="001054cb" style:font-size-asian="10.5pt" style:font-weight-asian="bold" style:font-size-complex="10.5pt" style:font-weight-complex="bold"/>
    </style:style>
    <style:style style:name="P3" style:family="paragraph" style:parent-style-name="Standard">
      <style:text-properties style:font-name="NanumGothic" fo:font-size="10.5pt" fo:font-weight="bold" officeooo:rsid="0011cad2" officeooo:paragraph-rsid="0011cad2" style:font-size-asian="10.5pt" style:font-weight-asian="bold" style:font-size-complex="10.5pt" style:font-weight-complex="bold"/>
    </style:style>
    <style:style style:name="P4" style:family="paragraph" style:parent-style-name="Standard">
      <style:text-properties style:font-name="NanumGothic" fo:font-size="10.5pt" fo:font-weight="bold" officeooo:rsid="0013d9ce" officeooo:paragraph-rsid="0013d9ce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NanumGothic" fo:font-size="10.5pt" fo:font-weight="bold" officeooo:rsid="0014b786" officeooo:paragraph-rsid="0014b786" style:font-size-asian="10.5pt" style:font-weight-asian="bold" style:font-size-complex="10.5pt" style:font-weight-complex="bold"/>
    </style:style>
    <style:style style:name="P6" style:family="paragraph" style:parent-style-name="Standard">
      <style:text-properties style:font-name="NanumGothic" fo:font-size="10.5pt" fo:font-weight="bold" officeooo:rsid="0016576a" officeooo:paragraph-rsid="0016576a" style:font-size-asian="10.5pt" style:font-weight-asian="bold" style:font-size-complex="10.5pt" style:font-weight-complex="bold"/>
    </style:style>
    <style:style style:name="P7" style:family="paragraph" style:parent-style-name="Standard">
      <style:text-properties style:font-name="NanumGothic" fo:font-size="10.5pt" fo:font-weight="bold" officeooo:rsid="0016cd5c" officeooo:paragraph-rsid="0016cd5c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NanumGothic" fo:font-size="10.5pt" fo:font-weight="bold" officeooo:rsid="0018bad4" officeooo:paragraph-rsid="0018bad4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NanumGothic" fo:font-size="10.5pt" fo:font-weight="bold" officeooo:rsid="001bf342" officeooo:paragraph-rsid="001bf342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NanumGothic" fo:font-size="10.5pt" fo:font-weight="bold" officeooo:rsid="001d1eff" officeooo:paragraph-rsid="001d1eff" style:font-size-asian="10.5pt" style:font-weight-asian="bold" style:font-size-complex="10.5pt" style:font-weight-complex="bold"/>
    </style:style>
    <style:style style:name="P11" style:family="paragraph" style:parent-style-name="Standard">
      <style:text-properties style:font-name="NanumGothic" fo:font-size="10.5pt" fo:font-weight="bold" officeooo:rsid="001f191a" officeooo:paragraph-rsid="001f191a" style:font-size-asian="10.5pt" style:font-weight-asian="bold" style:font-size-complex="10.5pt" style:font-weight-complex="bold"/>
    </style:style>
    <style:style style:name="P12" style:family="paragraph" style:parent-style-name="Standard">
      <style:text-properties style:font-name="NanumGothic" fo:font-size="10.5pt" fo:font-weight="bold" officeooo:rsid="001f8bc6" officeooo:paragraph-rsid="001f8bc6" style:font-size-asian="10.5pt" style:font-weight-asian="bold" style:font-size-complex="10.5pt" style:font-weight-complex="bold"/>
    </style:style>
    <style:style style:name="P13" style:family="paragraph" style:parent-style-name="Standard">
      <style:text-properties style:font-name="NanumGothic" fo:font-size="10.5pt" fo:font-weight="bold" officeooo:rsid="001fb98d" officeooo:paragraph-rsid="001fb98d" style:font-size-asian="10.5pt" style:font-weight-asian="bold" style:font-size-complex="10.5pt" style:font-weight-complex="bold"/>
    </style:style>
    <style:style style:name="P14" style:family="paragraph" style:parent-style-name="Standard">
      <style:text-properties style:font-name="NanumGothic" fo:font-size="10.5pt" fo:font-weight="bold" officeooo:rsid="00217cc4" officeooo:paragraph-rsid="00217cc4" style:font-size-asian="10.5pt" style:font-weight-asian="bold" style:font-size-complex="10.5pt" style:font-weight-complex="bold"/>
    </style:style>
    <style:style style:name="P15" style:family="paragraph" style:parent-style-name="Standard">
      <style:text-properties style:font-name="NanumGothic" fo:font-size="10.5pt" fo:font-weight="bold" officeooo:rsid="00237374" officeooo:paragraph-rsid="00237374" style:font-size-asian="10.5pt" style:font-weight-asian="bold" style:font-size-complex="10.5pt" style:font-weight-complex="bold"/>
    </style:style>
    <style:style style:name="P16" style:family="paragraph" style:parent-style-name="Standard">
      <style:text-properties style:font-name="NanumGothic" fo:font-size="10.5pt" fo:font-weight="bold" officeooo:rsid="0023e003" officeooo:paragraph-rsid="0023e003" style:font-size-asian="10.5pt" style:font-weight-asian="bold" style:font-size-complex="10.5pt" style:font-weight-complex="bold"/>
    </style:style>
    <style:style style:name="P17" style:family="paragraph" style:parent-style-name="Standard">
      <style:text-properties style:font-name="NanumGothic" fo:font-size="10.5pt" fo:font-weight="bold" officeooo:rsid="002644bb" officeooo:paragraph-rsid="002644bb" style:font-size-asian="10.5pt" style:font-weight-asian="bold" style:font-size-complex="10.5pt" style:font-weight-complex="bold"/>
    </style:style>
    <style:style style:name="P18" style:family="paragraph" style:parent-style-name="Standard">
      <style:text-properties style:font-name="NanumGothic" fo:font-size="10.5pt" fo:font-weight="bold" officeooo:rsid="0026a4f0" officeooo:paragraph-rsid="0026a4f0" style:font-size-asian="10.5pt" style:font-weight-asian="bold" style:font-size-complex="10.5pt" style:font-weight-complex="bold"/>
    </style:style>
    <style:style style:name="P19" style:family="paragraph" style:parent-style-name="Standard">
      <style:text-properties style:font-name="NanumGothic" fo:font-size="10.5pt" fo:font-weight="bold" officeooo:rsid="002bc58a" officeooo:paragraph-rsid="002bc58a" style:font-size-asian="10.5pt" style:font-weight-asian="bold" style:font-size-complex="10.5pt" style:font-weight-complex="bold"/>
    </style:style>
    <style:style style:name="P20" style:family="paragraph" style:parent-style-name="Standard">
      <style:text-properties style:font-name="NanumGothic" fo:font-size="10.5pt" fo:font-weight="bold" officeooo:rsid="002dfcde" officeooo:paragraph-rsid="002dfcde" style:font-size-asian="10.5pt" style:font-weight-asian="bold" style:font-size-complex="10.5pt" style:font-weight-complex="bold"/>
    </style:style>
    <style:style style:name="P21" style:family="paragraph" style:parent-style-name="Standard">
      <style:text-properties style:font-name="NanumGothic" fo:font-size="10.5pt" fo:font-weight="normal" officeooo:rsid="0011cad2" officeooo:paragraph-rsid="0011cad2" style:font-size-asian="10.5pt" style:font-weight-asian="normal" style:font-size-complex="10.5pt" style:font-weight-complex="normal"/>
    </style:style>
    <style:style style:name="P22" style:family="paragraph" style:parent-style-name="Standard">
      <style:text-properties style:font-name="NanumGothic" fo:font-size="10.5pt" fo:font-weight="normal" officeooo:rsid="0013d9ce" officeooo:paragraph-rsid="0013d9ce" style:font-size-asian="10.5pt" style:font-weight-asian="normal" style:font-size-complex="10.5pt" style:font-weight-complex="normal"/>
    </style:style>
    <style:style style:name="P23" style:family="paragraph" style:parent-style-name="Standard">
      <style:text-properties style:font-name="NanumGothic" fo:font-size="10.5pt" fo:font-weight="normal" officeooo:rsid="0014b786" officeooo:paragraph-rsid="0014b786" style:font-size-asian="10.5pt" style:font-weight-asian="normal" style:font-size-complex="10.5pt" style:font-weight-complex="normal"/>
    </style:style>
    <style:style style:name="P24" style:family="paragraph" style:parent-style-name="Standard">
      <style:text-properties style:font-name="NanumGothic" fo:font-size="10.5pt" fo:font-weight="normal" officeooo:rsid="0016576a" officeooo:paragraph-rsid="0016576a" style:font-size-asian="10.5pt" style:font-weight-asian="normal" style:font-size-complex="10.5pt" style:font-weight-complex="normal"/>
    </style:style>
    <style:style style:name="P25" style:family="paragraph" style:parent-style-name="Standard">
      <style:text-properties style:font-name="NanumGothic" fo:font-size="10.5pt" fo:font-weight="normal" officeooo:rsid="0016cd5c" officeooo:paragraph-rsid="0016cd5c" style:font-size-asian="10.5pt" style:font-weight-asian="normal" style:font-size-complex="10.5pt" style:font-weight-complex="normal"/>
    </style:style>
    <style:style style:name="P26" style:family="paragraph" style:parent-style-name="Standard">
      <style:text-properties style:font-name="NanumGothic" fo:font-size="10.5pt" fo:font-weight="normal" officeooo:rsid="001054cb" officeooo:paragraph-rsid="00101966" style:font-size-asian="10.5pt" style:font-weight-asian="normal" style:font-size-complex="10.5pt" style:font-weight-complex="normal"/>
    </style:style>
    <style:style style:name="P27" style:family="paragraph" style:parent-style-name="Standard">
      <style:text-properties style:font-name="NanumGothic" fo:font-size="10.5pt" fo:font-weight="normal" officeooo:rsid="001054cb" officeooo:paragraph-rsid="001054cb" style:font-size-asian="10.5pt" style:font-weight-asian="normal" style:font-size-complex="10.5pt" style:font-weight-complex="normal"/>
    </style:style>
    <style:style style:name="P28" style:family="paragraph" style:parent-style-name="Standard">
      <style:text-properties style:font-name="NanumGothic" fo:font-size="10.5pt" fo:font-weight="normal" officeooo:rsid="0018bad4" officeooo:paragraph-rsid="0018bad4" style:font-size-asian="10.5pt" style:font-weight-asian="normal" style:font-size-complex="10.5pt" style:font-weight-complex="normal"/>
    </style:style>
    <style:style style:name="P29" style:family="paragraph" style:parent-style-name="Standard">
      <style:text-properties style:font-name="NanumGothic" fo:font-size="10.5pt" fo:font-weight="normal" officeooo:rsid="001bf342" officeooo:paragraph-rsid="001bf342" style:font-size-asian="10.5pt" style:font-weight-asian="normal" style:font-size-complex="10.5pt" style:font-weight-complex="normal"/>
    </style:style>
    <style:style style:name="P30" style:family="paragraph" style:parent-style-name="Standard">
      <style:text-properties style:font-name="NanumGothic" fo:font-size="10.5pt" fo:font-weight="normal" officeooo:rsid="001d1eff" officeooo:paragraph-rsid="001d1eff" style:font-size-asian="10.5pt" style:font-weight-asian="normal" style:font-size-complex="10.5pt" style:font-weight-complex="normal"/>
    </style:style>
    <style:style style:name="P31" style:family="paragraph" style:parent-style-name="Standard">
      <style:text-properties style:font-name="NanumGothic" fo:font-size="10.5pt" fo:font-weight="normal" officeooo:rsid="001f191a" officeooo:paragraph-rsid="001f191a" style:font-size-asian="10.5pt" style:font-weight-asian="normal" style:font-size-complex="10.5pt" style:font-weight-complex="normal"/>
    </style:style>
    <style:style style:name="P32" style:family="paragraph" style:parent-style-name="Standard">
      <style:text-properties style:font-name="NanumGothic" fo:font-size="10.5pt" fo:font-weight="normal" officeooo:rsid="001f8bc6" officeooo:paragraph-rsid="001f8bc6" style:font-size-asian="10.5pt" style:font-weight-asian="normal" style:font-size-complex="10.5pt" style:font-weight-complex="normal"/>
    </style:style>
    <style:style style:name="P33" style:family="paragraph" style:parent-style-name="Standard">
      <style:text-properties style:font-name="NanumGothic" fo:font-size="10.5pt" fo:font-weight="normal" officeooo:rsid="001fb98d" officeooo:paragraph-rsid="001fb98d" style:font-size-asian="10.5pt" style:font-weight-asian="normal" style:font-size-complex="10.5pt" style:font-weight-complex="normal"/>
    </style:style>
    <style:style style:name="P34" style:family="paragraph" style:parent-style-name="Standard">
      <style:text-properties style:font-name="NanumGothic" fo:font-size="10.5pt" fo:font-weight="normal" officeooo:rsid="00217cc4" officeooo:paragraph-rsid="00217cc4" style:font-size-asian="10.5pt" style:font-weight-asian="normal" style:font-size-complex="10.5pt" style:font-weight-complex="normal"/>
    </style:style>
    <style:style style:name="P35" style:family="paragraph" style:parent-style-name="Standard">
      <style:text-properties style:font-name="NanumGothic" fo:font-size="10.5pt" fo:font-weight="normal" officeooo:rsid="00237374" officeooo:paragraph-rsid="00237374" style:font-size-asian="10.5pt" style:font-weight-asian="normal" style:font-size-complex="10.5pt" style:font-weight-complex="normal"/>
    </style:style>
    <style:style style:name="P36" style:family="paragraph" style:parent-style-name="Standard">
      <style:text-properties style:font-name="NanumGothic" fo:font-size="10.5pt" fo:font-weight="normal" officeooo:rsid="0023e003" officeooo:paragraph-rsid="0023e003" style:font-size-asian="10.5pt" style:font-weight-asian="normal" style:font-size-complex="10.5pt" style:font-weight-complex="normal"/>
    </style:style>
    <style:style style:name="P37" style:family="paragraph" style:parent-style-name="Standard">
      <style:text-properties style:font-name="NanumGothic" fo:font-size="10.5pt" fo:font-weight="normal" officeooo:rsid="002644bb" officeooo:paragraph-rsid="002644bb" style:font-size-asian="10.5pt" style:font-weight-asian="normal" style:font-size-complex="10.5pt" style:font-weight-complex="normal"/>
    </style:style>
    <style:style style:name="P38" style:family="paragraph" style:parent-style-name="Standard">
      <style:text-properties style:font-name="NanumGothic" fo:font-size="10.5pt" fo:font-weight="normal" officeooo:rsid="002644d0" officeooo:paragraph-rsid="002644d0" style:font-size-asian="10.5pt" style:font-weight-asian="normal" style:font-size-complex="10.5pt" style:font-weight-complex="normal"/>
    </style:style>
    <style:style style:name="P39" style:family="paragraph" style:parent-style-name="Standard">
      <style:text-properties style:font-name="NanumGothic" fo:font-size="10.5pt" fo:font-weight="normal" officeooo:rsid="0028a0bc" officeooo:paragraph-rsid="0028a0bc" style:font-size-asian="10.5pt" style:font-weight-asian="normal" style:font-size-complex="10.5pt" style:font-weight-complex="normal"/>
    </style:style>
    <style:style style:name="P40" style:family="paragraph" style:parent-style-name="Standard">
      <style:text-properties style:font-name="NanumGothic" fo:font-size="10.5pt" fo:font-weight="normal" officeooo:rsid="0028a0bc" officeooo:paragraph-rsid="002bc79c" style:font-size-asian="10.5pt" style:font-weight-asian="normal" style:font-size-complex="10.5pt" style:font-weight-complex="normal"/>
    </style:style>
    <style:style style:name="P41" style:family="paragraph" style:parent-style-name="Standard">
      <style:text-properties style:font-name="NanumGothic" fo:font-size="10.5pt" fo:font-weight="normal" officeooo:rsid="002a56bf" officeooo:paragraph-rsid="002a56bf" style:font-size-asian="10.5pt" style:font-weight-asian="normal" style:font-size-complex="10.5pt" style:font-weight-complex="normal"/>
    </style:style>
    <style:style style:name="P42" style:family="paragraph" style:parent-style-name="Standard">
      <style:text-properties style:font-name="NanumGothic" fo:font-size="10.5pt" fo:font-weight="normal" officeooo:rsid="002dfcde" officeooo:paragraph-rsid="002dfcde" style:font-size-asian="10.5pt" style:font-weight-asian="normal" style:font-size-complex="10.5pt" style:font-weight-complex="normal"/>
    </style:style>
    <style:style style:name="P43" style:family="paragraph" style:parent-style-name="Standard">
      <style:text-properties style:font-name="NanumGothic" fo:font-size="10.5pt" fo:font-weight="normal" officeooo:rsid="0030d92e" officeooo:paragraph-rsid="0030d92e" style:font-size-asian="10.5pt" style:font-weight-asian="normal" style:font-size-complex="10.5pt" style:font-weight-complex="normal"/>
    </style:style>
    <style:style style:name="P44" style:family="paragraph" style:parent-style-name="Standard">
      <style:text-properties style:text-outline="false" style:text-line-through-style="none" style:text-line-through-type="none" style:font-name="NanumGothic" fo:font-size="10.5pt" fo:font-style="normal" fo:text-shadow="none" style:text-underline-style="none" fo:font-weight="bold" officeooo:rsid="00101966" officeooo:paragraph-rsid="00101966" style:font-size-asian="10.5pt" style:font-style-asian="normal" style:font-weight-asian="bold" style:font-size-complex="10.5pt" style:font-weight-complex="bold" style:text-emphasize="none"/>
    </style:style>
    <style:style style:name="P45" style:family="paragraph" style:parent-style-name="Standard">
      <style:text-properties style:text-outline="false" style:text-line-through-style="none" style:text-line-through-type="none" style:font-name="NanumGothic" fo:font-size="10.5pt" fo:font-style="normal" fo:text-shadow="none" style:text-underline-style="none" fo:font-weight="bold" officeooo:rsid="001054cb" officeooo:paragraph-rsid="001054cb" style:font-size-asian="10.5pt" style:font-style-asian="normal" style:font-weight-asian="bold" style:font-size-complex="10.5pt" style:font-weight-complex="bold" style:text-emphasize="none"/>
    </style:style>
    <style:style style:name="P46" style:family="paragraph" style:parent-style-name="Standard">
      <style:text-properties style:text-outline="false" style:text-line-through-style="none" style:text-line-through-type="none" style:font-name="NanumGothic" fo:font-size="10.5pt" fo:font-style="normal" fo:text-shadow="none" style:text-underline-style="none" fo:font-weight="normal" officeooo:rsid="00101966" officeooo:paragraph-rsid="00101966" style:font-size-asian="10.5pt" style:font-style-asian="normal" style:font-weight-asian="normal" style:font-size-complex="10.5pt" style:font-weight-complex="bold" style:text-emphasize="none"/>
    </style:style>
    <style:style style:name="P47" style:family="paragraph" style:parent-style-name="Standard">
      <style:text-properties style:text-outline="false" style:text-line-through-style="none" style:text-line-through-type="none" style:font-name="NanumGothic" fo:font-size="10.5pt" fo:font-style="normal" fo:text-shadow="none" style:text-underline-style="none" fo:font-weight="normal" officeooo:rsid="00101966" officeooo:paragraph-rsid="00101966" style:font-size-asian="10.5pt" style:font-style-asian="normal" style:font-weight-asian="normal" style:font-size-complex="10.5pt" style:font-weight-complex="normal" style:text-emphasize="none"/>
    </style:style>
    <style:style style:name="P48" style:family="paragraph" style:parent-style-name="Standard">
      <style:text-properties style:text-outline="false" style:text-line-through-style="none" style:text-line-through-type="none" style:font-name="NanumGothic" fo:font-size="10.5pt" fo:font-style="normal" fo:text-shadow="none" style:text-underline-style="none" fo:font-weight="normal" officeooo:rsid="001054cb" officeooo:paragraph-rsid="001054cb" style:font-size-asian="10.5pt" style:font-style-asian="normal" style:font-weight-asian="normal" style:font-size-complex="10.5pt" style:font-weight-complex="normal" style:text-emphasize="none"/>
    </style:style>
    <style:style style:name="P49" style:family="paragraph" style:parent-style-name="Text_20_body">
      <style:text-properties style:font-name="NanumGothic" fo:font-size="10.5pt" fo:font-weight="normal" officeooo:rsid="002dfcde" officeooo:paragraph-rsid="002dfcde" style:font-size-asian="10.5pt" style:font-weight-asian="normal" style:font-size-complex="10.5pt" style:font-weight-complex="normal"/>
    </style:style>
    <style:style style:name="P50" style:family="paragraph" style:parent-style-name="Text_20_body">
      <style:text-properties style:font-name="NanumGothic" fo:font-size="10.5pt" fo:font-weight="normal" officeooo:rsid="002dfcde" officeooo:paragraph-rsid="00308110" style:font-size-asian="10.5pt" style:font-weight-asian="normal" style:font-size-complex="10.5pt" style:font-weight-complex="normal"/>
    </style:style>
    <style:style style:name="P51" style:family="paragraph" style:parent-style-name="Standard">
      <style:text-properties style:font-name="NanumGothic" fo:font-size="10.5pt" fo:font-weight="normal" officeooo:rsid="0023e003" officeooo:paragraph-rsid="0023e003" style:font-size-asian="10.5pt" style:font-weight-asian="normal" style:font-size-complex="10.5pt" style:font-weight-complex="normal"/>
    </style:style>
    <style:style style:name="P52" style:family="paragraph" style:parent-style-name="Standard">
      <style:text-properties style:font-name="NanumGothic" fo:font-size="10.5pt" fo:font-weight="bold" officeooo:rsid="00246255" officeooo:paragraph-rsid="0023e003" style:font-size-asian="10.5pt" style:font-weight-asian="bold" style:font-size-complex="10.5pt" style:font-weight-complex="bold"/>
    </style:style>
    <style:style style:name="P53" style:family="paragraph" style:parent-style-name="Standard">
      <style:text-properties fo:font-variant="normal" fo:text-transform="none" fo:color="#33444c" style:font-name="Open Sans" fo:font-size="10.5pt" fo:letter-spacing="normal" fo:font-style="normal" fo:font-weight="normal" officeooo:rsid="002644bb" officeooo:paragraph-rsid="002644bb" style:font-size-asian="10.5pt" style:font-weight-asian="normal" style:font-size-complex="10.5pt" style:font-weight-complex="normal"/>
    </style:style>
    <style:style style:name="P54" style:family="paragraph" style:parent-style-name="Standard">
      <style:text-properties fo:font-variant="normal" fo:text-transform="none" fo:color="#33444c" style:font-name="Open Sans" fo:font-size="10.5pt" fo:letter-spacing="normal" fo:font-style="normal" fo:font-weight="normal" officeooo:rsid="002644d0" officeooo:paragraph-rsid="002644d0" style:font-size-asian="10.5pt" style:font-weight-asian="normal" style:font-size-complex="10.5pt" style:font-weight-complex="normal"/>
    </style:style>
    <style:style style:name="P55" style:family="paragraph" style:parent-style-name="Standard">
      <style:text-properties fo:font-variant="normal" fo:text-transform="none" fo:color="#33444c" style:font-name="Open Sans" fo:font-size="10.5pt" fo:letter-spacing="normal" fo:font-style="normal" fo:font-weight="normal" officeooo:rsid="0026a4f0" officeooo:paragraph-rsid="0026a4f0" style:font-size-asian="10.5pt" style:font-weight-asian="normal" style:font-size-complex="10.5pt" style:font-weight-complex="normal"/>
    </style:style>
    <style:style style:name="P56" style:family="paragraph" style:parent-style-name="Standard">
      <style:text-properties fo:font-variant="normal" fo:text-transform="none" fo:color="#33444c" style:font-name="Open Sans" fo:font-size="10.5pt" fo:letter-spacing="normal" fo:font-style="normal" fo:font-weight="bold" officeooo:rsid="002644d0" officeooo:paragraph-rsid="002644d0" style:font-size-asian="10.5pt" style:font-weight-asian="bold" style:font-size-complex="10.5pt" style:font-weight-complex="bold"/>
    </style:style>
    <style:style style:name="P57" style:family="paragraph" style:parent-style-name="Standard">
      <style:text-properties fo:font-variant="normal" fo:text-transform="none" fo:color="#33444c" style:font-name="NanumGothic" fo:font-size="10.5pt" fo:letter-spacing="normal" fo:font-style="normal" fo:font-weight="bold" officeooo:rsid="0026a4f0" officeooo:paragraph-rsid="0026a4f0" style:font-size-asian="10.5pt" style:font-weight-asian="bold" style:font-size-complex="10.5pt" style:font-weight-complex="bold"/>
    </style:style>
    <style:style style:name="P58" style:family="paragraph" style:parent-style-name="Standard">
      <style:text-properties fo:font-variant="normal" fo:text-transform="none" fo:color="#33444c" style:font-name="NanumGothic" fo:font-size="10.5pt" fo:letter-spacing="normal" fo:font-style="normal" fo:font-weight="bold" officeooo:rsid="0028a0bc" officeooo:paragraph-rsid="0028a0bc" style:font-size-asian="10.5pt" style:font-weight-asian="bold" style:font-size-complex="10.5pt" style:font-weight-complex="bold"/>
    </style:style>
    <style:style style:name="P59" style:family="paragraph" style:parent-style-name="Standard">
      <style:text-properties fo:font-variant="normal" fo:text-transform="none" fo:color="#33444c" style:font-name="NanumGothic" fo:font-size="10.5pt" fo:letter-spacing="normal" fo:font-style="normal" fo:font-weight="bold" officeooo:rsid="00297bc0" officeooo:paragraph-rsid="0028a0bc" style:font-size-asian="10.5pt" style:font-weight-asian="bold" style:font-size-complex="10.5pt" style:font-weight-complex="bold"/>
    </style:style>
    <style:style style:name="P60" style:family="paragraph" style:parent-style-name="Standard">
      <style:text-properties fo:font-variant="normal" fo:text-transform="none" fo:color="#33444c" style:font-name="NanumGothic" fo:font-size="10.5pt" fo:letter-spacing="normal" fo:font-style="normal" fo:font-weight="bold" officeooo:rsid="002a56bf" officeooo:paragraph-rsid="0028a0bc" style:font-size-asian="10.5pt" style:font-weight-asian="bold" style:font-size-complex="10.5pt" style:font-weight-complex="bold"/>
    </style:style>
    <style:style style:name="P61" style:family="paragraph" style:parent-style-name="Standard">
      <style:text-properties fo:font-variant="normal" fo:text-transform="none" fo:color="#33444c" style:font-name="NanumGothic" fo:font-size="10.5pt" fo:letter-spacing="normal" fo:font-style="normal" fo:font-weight="bold" officeooo:rsid="002a56bf" officeooo:paragraph-rsid="002a56bf" style:font-size-asian="10.5pt" style:font-weight-asian="bold" style:font-size-complex="10.5pt" style:font-weight-complex="bold"/>
    </style:style>
    <style:style style:name="P62" style:family="paragraph" style:parent-style-name="Standard">
      <style:text-properties fo:font-variant="normal" fo:text-transform="none" fo:color="#33444c" style:font-name="NanumGothic" fo:font-size="10.5pt" fo:letter-spacing="normal" fo:font-style="normal" fo:font-weight="bold" officeooo:rsid="002bc58a" officeooo:paragraph-rsid="002bc58a" style:font-size-asian="10.5pt" style:font-weight-asian="bold" style:font-size-complex="10.5pt" style:font-weight-complex="bold"/>
    </style:style>
    <style:style style:name="P63" style:family="paragraph" style:parent-style-name="Standard">
      <style:text-properties fo:font-variant="normal" fo:text-transform="none" fo:color="#33444c" style:font-name="NanumGothic" fo:font-size="10.5pt" fo:letter-spacing="normal" fo:font-style="normal" fo:font-weight="bold" officeooo:rsid="002bc79c" officeooo:paragraph-rsid="002bc79c" style:font-size-asian="10.5pt" style:font-weight-asian="bold" style:font-size-complex="10.5pt" style:font-weight-complex="bold"/>
    </style:style>
    <style:style style:name="P64" style:family="paragraph" style:parent-style-name="Standard">
      <style:text-properties fo:font-variant="normal" fo:text-transform="none" fo:color="#33444c" style:font-name="NanumGothic" fo:font-size="10.5pt" fo:letter-spacing="normal" fo:font-style="normal" fo:font-weight="bold" officeooo:rsid="0030d92e" officeooo:paragraph-rsid="0030d92e" style:font-size-asian="10.5pt" style:font-weight-asian="bold" style:font-size-complex="10.5pt" style:font-weight-complex="bold"/>
    </style:style>
    <style:style style:name="P65" style:family="paragraph" style:parent-style-name="Standard">
      <style:text-properties fo:font-variant="normal" fo:text-transform="none" fo:color="#33444c" style:font-name="NanumGothic" fo:font-size="10.5pt" fo:letter-spacing="normal" fo:font-style="normal" fo:font-weight="bold" officeooo:rsid="003194ac" officeooo:paragraph-rsid="003194ac" style:font-size-asian="10.5pt" style:font-weight-asian="bold" style:font-size-complex="10.5pt" style:font-weight-complex="bold"/>
    </style:style>
    <style:style style:name="P66" style:family="paragraph" style:parent-style-name="Standard">
      <style:text-properties fo:font-variant="normal" fo:text-transform="none" fo:color="#33444c" style:font-name="NanumGothic" fo:font-size="10.5pt" fo:letter-spacing="normal" fo:font-style="normal" fo:font-weight="bold" officeooo:rsid="00351d74" officeooo:paragraph-rsid="00351d74" style:font-size-asian="10.5pt" style:font-weight-asian="bold" style:font-size-complex="10.5pt" style:font-weight-complex="bold"/>
    </style:style>
    <style:style style:name="P67" style:family="paragraph" style:parent-style-name="Standard">
      <style:text-properties fo:font-variant="normal" fo:text-transform="none" fo:color="#33444c" style:font-name="NanumGothic" fo:font-size="10.5pt" fo:letter-spacing="normal" fo:font-style="normal" fo:font-weight="normal" officeooo:rsid="0028a0bc" officeooo:paragraph-rsid="0028a0bc" style:font-size-asian="10.5pt" style:font-weight-asian="normal" style:font-size-complex="10.5pt" style:font-weight-complex="normal"/>
    </style:style>
    <style:style style:name="P68" style:family="paragraph" style:parent-style-name="Standard">
      <style:text-properties fo:font-variant="normal" fo:text-transform="none" fo:color="#33444c" style:font-name="NanumGothic" fo:font-size="10.5pt" fo:letter-spacing="normal" fo:font-style="normal" fo:font-weight="normal" officeooo:rsid="002a56bf" officeooo:paragraph-rsid="002a56bf" style:font-size-asian="10.5pt" style:font-weight-asian="normal" style:font-size-complex="10.5pt" style:font-weight-complex="normal"/>
    </style:style>
    <style:style style:name="P69" style:family="paragraph" style:parent-style-name="Standard">
      <style:text-properties fo:font-variant="normal" fo:text-transform="none" fo:color="#33444c" style:font-name="NanumGothic" fo:font-size="10.5pt" fo:letter-spacing="normal" fo:font-style="normal" fo:font-weight="normal" officeooo:rsid="002bc58a" officeooo:paragraph-rsid="002bc58a" style:font-size-asian="10.5pt" style:font-weight-asian="normal" style:font-size-complex="10.5pt" style:font-weight-complex="normal"/>
    </style:style>
    <style:style style:name="P70" style:family="paragraph" style:parent-style-name="Standard">
      <style:text-properties fo:font-variant="normal" fo:text-transform="none" fo:color="#33444c" style:font-name="NanumGothic" fo:font-size="10.5pt" fo:letter-spacing="normal" fo:font-style="normal" fo:font-weight="normal" officeooo:rsid="002bc79c" officeooo:paragraph-rsid="002bc79c" style:font-size-asian="10.5pt" style:font-weight-asian="normal" style:font-size-complex="10.5pt" style:font-weight-complex="normal"/>
    </style:style>
    <style:style style:name="P71" style:family="paragraph" style:parent-style-name="Standard">
      <style:text-properties fo:font-variant="normal" fo:text-transform="none" fo:color="#33444c" style:font-name="NanumGothic" fo:font-size="10.5pt" fo:letter-spacing="normal" fo:font-style="normal" fo:font-weight="normal" officeooo:rsid="002d1e57" officeooo:paragraph-rsid="002bc79c" style:font-size-asian="10.5pt" style:font-weight-asian="normal" style:font-size-complex="10.5pt" style:font-weight-complex="normal"/>
    </style:style>
    <style:style style:name="P72" style:family="paragraph" style:parent-style-name="Standard">
      <style:text-properties fo:font-variant="normal" fo:text-transform="none" fo:color="#33444c" style:font-name="NanumGothic" fo:font-size="10.5pt" fo:letter-spacing="normal" fo:font-style="normal" fo:font-weight="normal" officeooo:rsid="002f349d" officeooo:paragraph-rsid="002dfcde" style:font-size-asian="10.5pt" style:font-weight-asian="normal" style:font-size-complex="10.5pt" style:font-weight-complex="normal"/>
    </style:style>
    <style:style style:name="P73" style:family="paragraph" style:parent-style-name="Standard">
      <style:text-properties fo:font-variant="normal" fo:text-transform="none" fo:color="#33444c" style:font-name="NanumGothic" fo:font-size="10.5pt" fo:letter-spacing="normal" fo:font-style="normal" fo:font-weight="normal" officeooo:rsid="0030d92e" officeooo:paragraph-rsid="0030d92e" style:font-size-asian="10.5pt" style:font-weight-asian="normal" style:font-size-complex="10.5pt" style:font-weight-complex="normal"/>
    </style:style>
    <style:style style:name="P74" style:family="paragraph" style:parent-style-name="Standard">
      <style:text-properties fo:font-variant="normal" fo:text-transform="none" fo:color="#33444c" style:font-name="NanumGothic" fo:font-size="10.5pt" fo:letter-spacing="normal" fo:font-style="normal" fo:font-weight="normal" officeooo:rsid="003194ac" officeooo:paragraph-rsid="003194ac" style:font-size-asian="10.5pt" style:font-weight-asian="normal" style:font-size-complex="10.5pt" style:font-weight-complex="normal"/>
    </style:style>
    <style:style style:name="P75" style:family="paragraph" style:parent-style-name="Standard">
      <style:text-properties fo:font-variant="normal" fo:text-transform="none" fo:color="#33444c" style:font-name="NanumGothic" fo:font-size="10.5pt" fo:letter-spacing="normal" fo:font-style="normal" fo:font-weight="normal" officeooo:rsid="00351d74" officeooo:paragraph-rsid="00351d74" style:font-size-asian="10.5pt" style:font-weight-asian="normal" style:font-size-complex="10.5pt" style:font-weight-complex="normal"/>
    </style:style>
    <style:style style:name="P76" style:family="paragraph" style:parent-style-name="Text_20_body" style:list-style-name="L1">
      <style:paragraph-properties fo:margin-left="0cm" fo:margin-right="0cm" fo:margin-top="0.265cm" fo:margin-bottom="0.265cm" loext:contextual-spacing="false" style:line-height-at-least="0.635cm" fo:orphans="2" fo:widows="2" fo:text-indent="0cm" style:auto-text-indent="false"/>
    </style:style>
    <style:style style:name="P77" style:family="paragraph" style:parent-style-name="Text_20_body" style:list-style-name="L1">
      <style:paragraph-properties fo:margin-left="0cm" fo:margin-right="0cm" fo:margin-top="0.397cm" fo:margin-bottom="0.397cm" loext:contextual-spacing="false" style:line-height-at-least="0.635cm" fo:orphans="2" fo:widows="2" fo:text-indent="0cm" style:auto-text-indent="false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officeooo:rsid="0011cad2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054cb" style:font-weight-asian="normal" style:font-weight-complex="normal"/>
    </style:style>
    <style:style style:name="T7" style:family="text">
      <style:text-properties fo:font-weight="normal" officeooo:rsid="0023e003" style:font-weight-asian="normal" style:font-weight-complex="normal"/>
    </style:style>
    <style:style style:name="T8" style:family="text">
      <style:text-properties officeooo:rsid="001054cb"/>
    </style:style>
    <style:style style:name="T9" style:family="text">
      <style:text-properties officeooo:rsid="0014b786"/>
    </style:style>
    <style:style style:name="T10" style:family="text">
      <style:text-properties officeooo:rsid="0016576a"/>
    </style:style>
    <style:style style:name="T11" style:family="text">
      <style:text-properties officeooo:rsid="0016cd5c"/>
    </style:style>
    <style:style style:name="T12" style:family="text">
      <style:text-properties officeooo:rsid="001b2934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46255" style:font-weight-asian="bold" style:font-weight-complex="bold"/>
    </style:style>
    <style:style style:name="T15" style:family="text">
      <style:text-properties officeooo:rsid="001f8bc6"/>
    </style:style>
    <style:style style:name="T16" style:family="text">
      <style:text-properties officeooo:rsid="00217cc4"/>
    </style:style>
    <style:style style:name="T17" style:family="text">
      <style:text-properties fo:font-variant="normal" fo:text-transform="none" fo:color="#33444c" style:font-name="Open Sans" fo:font-size="10.5pt" fo:letter-spacing="normal" fo:font-style="normal" fo:font-weight="normal"/>
    </style:style>
    <style:style style:name="T18" style:family="text">
      <style:text-properties fo:font-variant="normal" fo:text-transform="none" fo:color="#33444c" style:font-name="Open Sans" fo:font-size="10.5pt" fo:letter-spacing="normal" fo:font-style="normal" fo:font-weight="bold"/>
    </style:style>
    <style:style style:name="T19" style:family="text">
      <style:text-properties fo:font-variant="normal" fo:text-transform="none" fo:color="#33444c" style:font-name="Open Sans" fo:letter-spacing="normal" fo:font-style="normal"/>
    </style:style>
    <style:style style:name="T20" style:family="text">
      <style:text-properties fo:font-variant="normal" fo:text-transform="none" fo:color="#33444c" style:font-name="Open Sans" fo:letter-spacing="normal" fo:font-style="normal" fo:font-weight="normal" style:font-weight-asian="normal" style:font-weight-complex="normal"/>
    </style:style>
    <style:style style:name="T21" style:family="text">
      <style:text-properties fo:font-variant="normal" fo:text-transform="none" fo:color="#33444c" style:font-name="Open Sans" fo:letter-spacing="normal" fo:font-style="normal" fo:font-weight="bold" officeooo:rsid="002f349d"/>
    </style:style>
    <style:style style:name="T22" style:family="text">
      <style:text-properties fo:font-variant="normal" fo:text-transform="none" fo:color="#33444c" style:font-name="Open Sans" fo:letter-spacing="normal" fo:font-style="normal" fo:font-weight="bold" officeooo:rsid="00308110"/>
    </style:style>
    <style:style style:name="T23" style:family="text">
      <style:text-properties fo:font-variant="normal" fo:text-transform="none" fo:color="#33444c" style:font-name="Open Sans" fo:letter-spacing="normal" fo:font-style="normal" officeooo:rsid="002f349d"/>
    </style:style>
    <style:style style:name="T24" style:family="text">
      <style:text-properties fo:font-variant="normal" fo:text-transform="none" fo:color="#33444c" fo:letter-spacing="normal" fo:font-style="normal"/>
    </style:style>
    <style:style style:name="T25" style:family="text">
      <style:text-properties fo:font-variant="normal" fo:text-transform="none" fo:color="#33444c" fo:letter-spacing="normal" fo:font-style="normal" fo:font-weight="bold" style:font-weight-asian="bold" style:font-weight-complex="bold"/>
    </style:style>
    <style:style style:name="T26" style:family="text">
      <style:text-properties fo:font-variant="normal" fo:text-transform="none" fo:color="#33444c" fo:letter-spacing="normal" fo:font-style="normal" fo:font-weight="bold" officeooo:rsid="00246255" style:font-weight-asian="bold" style:font-weight-complex="bold"/>
    </style:style>
    <style:style style:name="T27" style:family="text">
      <style:text-properties fo:font-variant="normal" fo:text-transform="none" fo:color="#33444c" fo:letter-spacing="normal" fo:font-style="normal" fo:font-weight="bold" officeooo:rsid="00297bc0" style:font-weight-asian="bold" style:font-weight-complex="bold"/>
    </style:style>
    <style:style style:name="T28" style:family="text">
      <style:text-properties fo:font-variant="normal" fo:text-transform="none" fo:color="#33444c" fo:letter-spacing="normal" fo:font-style="normal" fo:font-weight="bold" officeooo:rsid="002a56bf" style:font-weight-asian="bold" style:font-weight-complex="bold"/>
    </style:style>
    <style:style style:name="T29" style:family="text">
      <style:text-properties fo:font-variant="normal" fo:text-transform="none" fo:color="#33444c" fo:letter-spacing="normal" fo:font-style="normal" fo:font-weight="bold" officeooo:rsid="002bc79c" style:font-weight-asian="bold" style:font-weight-complex="bold"/>
    </style:style>
    <style:style style:name="T30" style:family="text">
      <style:text-properties fo:font-variant="normal" fo:text-transform="none" fo:color="#33444c" fo:letter-spacing="normal" fo:font-style="normal" fo:font-weight="normal" style:font-weight-asian="normal" style:font-weight-complex="normal"/>
    </style:style>
    <style:style style:name="T31" style:family="text">
      <style:text-properties fo:font-variant="normal" fo:text-transform="none" fo:color="#33444c" fo:letter-spacing="normal" fo:font-style="normal" officeooo:rsid="00246255"/>
    </style:style>
    <style:style style:name="T32" style:family="text">
      <style:text-properties fo:font-variant="normal" fo:text-transform="none" fo:color="#33444c" fo:letter-spacing="normal" fo:font-style="normal" officeooo:rsid="00297bc0"/>
    </style:style>
    <style:style style:name="T33" style:family="text">
      <style:text-properties fo:font-variant="normal" fo:text-transform="none" fo:color="#33444c" fo:letter-spacing="normal" fo:font-style="normal" officeooo:rsid="002bc79c"/>
    </style:style>
    <style:style style:name="T34" style:family="text">
      <style:text-properties fo:font-variant="normal" fo:text-transform="none" fo:color="#33444c" fo:letter-spacing="normal" fo:font-style="normal" officeooo:rsid="002d1e57"/>
    </style:style>
    <style:style style:name="T35" style:family="text">
      <style:text-properties fo:font-variant="normal" fo:text-transform="none" fo:color="#33444c" fo:letter-spacing="normal" fo:font-style="normal" officeooo:rsid="002f349d"/>
    </style:style>
    <style:style style:name="T36" style:family="text">
      <style:text-properties fo:font-variant="normal" fo:text-transform="none" fo:color="#0c5176" style:font-name="Menlo" fo:font-size="9pt" fo:letter-spacing="normal" fo:font-style="normal" fo:font-weight="bold" loext:padding="0cm" loext:border="none"/>
    </style:style>
    <style:style style:name="T37" style:family="text">
      <style:text-properties fo:font-variant="normal" fo:text-transform="none" fo:color="#0c5176" style:font-name="Menlo" fo:font-size="9pt" fo:letter-spacing="normal" fo:font-style="normal" officeooo:rsid="002f349d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docker version </text:p>
      <text:p text:style-name="P1"><text:span text:style-name="T2">verify if cli can talk to engine and make sure that I’m running the version that I would expect, </text:span><text:span text:style-name="T3">returns the version of the client </text:span></text:p>
      <text:p text:style-name="P46"/>
      <text:p text:style-name="P44">docker info</text:p>
      <text:p text:style-name="P47">most config values of engine, to make sure that it’s set up the way that I expect</text:p>
      <text:p text:style-name="P47"/>
      <text:p text:style-name="P47">docker command line structure:</text:p>
      <text:p text:style-name="P44">docker &lt;command&gt; (options)</text:p>
      <text:p text:style-name="P44">docker &lt;command&gt; &lt;sub-command&gt; (options)</text:p>
      <text:p text:style-name="P44"/>
      <text:p text:style-name="P44"/>
      <text:p text:style-name="P1"><text:span text:style-name="T1">IMAGE: </text:span><text:span text:style-name="T4">is the app we want to run</text:span></text:p>
      <text:p text:style-name="P1"><text:span text:style-name="T1">CONTAINER: </text:span><text:span text:style-name="T4">an instance of that image running as a process</text:span></text:p>
      <text:p text:style-name="P47">Can have many containers running of the same image. Docker default image „registry” is called Docker Hub (hub.docker.com)</text:p>
      <text:p text:style-name="P47"/>
      <text:p text:style-name="P1"><text:span text:style-name="T1">docker container run –publish 80:80 nginx<text:line-break/></text:span><text:span text:style-name="T4">start a new container, nginx is an image that we want to run. Then I can switch over to my browser, type localhost and refresh it. My ngins server is listening. </text:span></text:p>
      <text:p text:style-name="P47"/>
      <text:p text:style-name="P44">docker container run –publish 80:80 –detach nginx</text:p>
      <text:p text:style-name="P47">tells Docker to run it in the background, it gets back the unique container ID of our container. New container=new unique ID</text:p>
      <text:p text:style-name="P47"/>
      <text:p text:style-name="P44">docker container ls</text:p>
      <text:p text:style-name="P47">shows running containers in the background</text:p>
      <text:p text:style-name="P47"/>
      <text:p text:style-name="P44">docker container stop &lt;container ID – usually first 3 figures&gt;</text:p>
      <text:p text:style-name="P47">stop the running process</text:p>
      <text:p text:style-name="P47"/>
      <text:p text:style-name="P44">docker container run –publish 80:80 –detach –name webhost nginx</text:p>
      <text:p text:style-name="P47">gives a name to the container: webhost</text:p>
      <text:p text:style-name="P47"/>
      <text:p text:style-name="P44">docker container logs &lt;name&gt;</text:p>
      <text:p text:style-name="P47">shows logs for a specific container</text:p>
      <text:p text:style-name="P47"/>
      <text:p text:style-name="P44">docker container top &lt;name&gt;</text:p>
      <text:p text:style-name="P48">list running processes in specific container</text:p>
      <text:p text:style-name="P47"/>
      <text:p text:style-name="P44">docker container rm &lt;ID&gt; &lt;ID&gt; ..</text:p>
      <text:p text:style-name="P47">removes containers</text:p>
      <text:p text:style-name="P47"/>
      <text:p text:style-name="P44">docker container rm -f &lt;ID&gt;</text:p>
      <text:p text:style-name="P47">removes container by a force even if it’s running</text:p>
      <text:p text:style-name="P47"/>
      <text:p text:style-name="P48">Example of changing the defaults:</text:p>
      <text:p text:style-name="P2"><text:span text:style-name="T1">docker container run –publish 8080</text:span><text:span text:style-name="T4">(change host listening port)</text:span><text:span text:style-name="T1">:80 –name wehbost -d nginx:1.11</text:span><text:span text:style-name="T4">(change version of image)</text:span><text:span text:style-name="T1"> nginx -T </text:span><text:span text:style-name="T4">(change CMD run on start)</text:span></text:p>
      <text:p text:style-name="P48"/>
      <text:p text:style-name="P45">docker ps </text:p>
      <text:p text:style-name="P48">processes inside a specific container</text:p>
      <text:p text:style-name="P48"/>
      <text:p text:style-name="P45">ps aux</text:p>
      <text:p text:style-name="P48">show me all running processes</text:p>
      <text:p text:style-name="P48"/>
      <text:p text:style-name="P45">docker container inspect</text:p>
      <text:p text:style-name="P48">details of one container, shows metadata about the container (startup config, volumes, networking, etc.)</text:p>
      <text:p text:style-name="P48"/>
      <text:p text:style-name="P45"><text:soft-page-break/>docker container stats</text:p>
      <text:p text:style-name="P48">config performance stats for all containers in a real time stream</text:p>
      <text:p text:style-name="P48"/>
      <text:p text:style-name="P48"><text:tab/><text:tab/><text:tab/><text:tab/><text:tab/><text:tab/><text:tab/></text:p>
      <text:p text:style-name="P48"/>
      <text:p text:style-name="P48"><text:tab/><text:tab/><text:tab/><text:tab/><text:tab/><text:tab/>GETTING A SHELL INSIDE CONTAINERS:</text:p>
      <text:p text:style-name="P45">docker container run -it </text:p>
      <text:p text:style-name="P48">starts new container interactively</text:p>
      <text:p text:style-name="P48"/>
      <text:p text:style-name="P45">docker container exec -it</text:p>
      <text:p text:style-name="P48">run additional command in existing container (for running containers)</text:p>
      <text:p text:style-name="P1"/>
      <text:p text:style-name="P1">-<text:span text:style-name="T8">t <text:s/>pseudo-tty<text:tab/></text:span><text:span text:style-name="T6">simulates a real terminal, like ssh does</text:span></text:p>
      <text:p text:style-name="P1">-<text:span text:style-name="T8">i interactive<text:tab/></text:span><text:span text:style-name="T6">keep session open to receive terminal input</text:span></text:p>
      <text:p text:style-name="P26"/>
      <text:p text:style-name="P2">bash shell<text:tab/><text:span text:style-name="T5">if run with -it it will give you a terminal inside the running container</text:span></text:p>
      <text:p text:style-name="P27"/>
      <text:p text:style-name="P2">ubuntu image<text:tab/><text:span text:style-name="T5">its default CMD is bash, so we don’t have to specify it</text:span></text:p>
      <text:p text:style-name="P27"/>
      <text:p text:style-name="P2">docker container start -ai ubuntu<text:span text:style-name="T5"><text:line-break/>get back to bash on ubuntu, but we have curl installed (if we’ve done it before)</text:span></text:p>
      <text:p text:style-name="P27"/>
      <text:p text:style-name="P3">docker container exec -it mysql<text:span text:style-name="T5">(name of the container)</text:span> bash<text:span text:style-name="T5">(program I want to run)</text:span></text:p>
      <text:p text:style-name="P21">see the shell inside a running container that’s already running sth like MySQL or Nginx</text:p>
      <text:p text:style-name="P21"/>
      <text:p text:style-name="P3">Alpine</text:p>
      <text:p text:style-name="P21">a small security-focused distribution (Linux), size: 5MB, has its own package manage, bash shell inside Alpine</text:p>
      <text:p text:style-name="P3"/>
      <text:p text:style-name="P3">docker container run -p <text:span text:style-name="T5">(ports, format: HOST:CONTAINER)</text:span></text:p>
      <text:p text:style-name="P3"/>
      <text:p text:style-name="P3">docker container port &lt;container&gt;</text:p>
      <text:p text:style-name="P21">what ports are open for that container on my network</text:p>
      <text:p text:style-name="P21"/>
      <text:p text:style-name="P3">docker imagine ls</text:p>
      <text:p text:style-name="P21">show the list of image</text:p>
      <text:p text:style-name="P21"/>
      <text:p text:style-name="P21"><text:tab/><text:tab/><text:tab/><text:tab/><text:tab/><text:tab/><text:tab/>GETTING DOCKER IP:</text:p>
      <text:p text:style-name="P3">docker container inspect –format<text:span text:style-name="T5">(formating the output of commands using „go templates”)</text:span> ‘{{ .NetworkSettings.IPAddress}}’ webhost</text:p>
      <text:p text:style-name="P21">gives IP, it’s not the same network!</text:p>
      <text:p text:style-name="P21"/>
      <text:p text:style-name="P3">docker network ls </text:p>
      <text:p text:style-name="P21">show networks (list them)</text:p>
      <text:p text:style-name="P21"/>
      <text:p text:style-name="P4">docker network inspect &lt;ID&gt;</text:p>
      <text:p text:style-name="P22">inspect a network details of a specific network</text:p>
      <text:p text:style-name="P22"/>
      <text:p text:style-name="P4">docker network create –driver</text:p>
      <text:p text:style-name="P22">create a network, <text:span text:style-name="T9">new virtual networki</text:span></text:p>
      <text:p text:style-name="P22"/>
      <text:p text:style-name="P5">docker network connect</text:p>
      <text:p text:style-name="P23">attach a network to container</text:p>
      <text:p text:style-name="P23"/>
      <text:p text:style-name="P5">docker network disconnect</text:p>
      <text:p text:style-name="P23">detach a network from container</text:p>
      <text:p text:style-name="P3"/>
      <text:p text:style-name="P5">NEW NIC IS CREATED ON A VIRTUAL NETWORK FOR THAT CONTAINER</text:p>
      <text:p text:style-name="P5"/>
      <text:p text:style-name="P5">--network bridge</text:p>
      <text:p text:style-name="P23"><text:soft-page-break/>default docker virtual network, which is NAT’ed behind the host IP. Bridges through the NAT firewall to the physical network </text:p>
      <text:p text:style-name="P23"/>
      <text:p text:style-name="P5">--<text:span text:style-name="T10">network host </text:span></text:p>
      <text:p text:style-name="P24">it gains performance by skipping virtual network, but sacrifies security of container model</text:p>
      <text:p text:style-name="P21"/>
      <text:p text:style-name="P3">--<text:span text:style-name="T10">network none</text:span></text:p>
      <text:p text:style-name="P24">removes eth0 and only leaves you with localhost interface in container</text:p>
      <text:p text:style-name="P24"/>
      <text:p text:style-name="P6">docker network create</text:p>
      <text:p text:style-name="P24">create a Docker network</text:p>
      <text:p text:style-name="P24"/>
      <text:p text:style-name="P6">network driver</text:p>
      <text:p text:style-name="P24">built-in or 3rd party extensions that give you virtual network features. <text:span text:style-name="T11">Simple driver that simply creates a virtual network locally with its own subnet somewhere around…</text:span></text:p>
      <text:p text:style-name="P24"/>
      <text:p text:style-name="P7">docker container run -d –name new_nginx –network my_app_net nginx<text:span text:style-name="T5">(image)</text:span></text:p>
      <text:p text:style-name="P25">create a container, the next subnet in the list, <text:span text:style-name="T12">two containers in one network</text:span></text:p>
      <text:p text:style-name="P25"/>
      <text:p text:style-name="P7">docker network inspect my_app_net</text:p>
      <text:p text:style-name="P25"/>
      <text:p text:style-name="P7">docker network connect &lt;new ID<text:span text:style-name="T5">(my_app_net)</text:span>&gt; &lt;original ID <text:span text:style-name="T5">(webhost)</text:span>&gt;</text:p>
      <text:p text:style-name="P7"/>
      <text:p text:style-name="P7">docker container inspect <text:s/>&lt;ID original host&gt;</text:p>
      <text:p text:style-name="P25">now it’s on 2 networks</text:p>
      <text:p text:style-name="P25"/>
      <text:p text:style-name="P7">docker network disconnect &lt;ID&gt; &lt;ID&gt;</text:p>
      <text:p text:style-name="P25">returns to only one network</text:p>
      <text:p text:style-name="P25"/>
      <text:p text:style-name="P7"><text:tab/><text:tab/><text:tab/><text:tab/><text:tab/><text:tab/><text:tab/><text:tab/><text:tab/>DNS naming</text:p>
      <text:p text:style-name="P7">Docker DNS<text:tab/><text:span text:style-name="T5">built-in server DNS that containers use by default</text:span></text:p>
      <text:p text:style-name="P25"/>
      <text:p text:style-name="P7">DNS default names<text:tab/><text:tab/><text:span text:style-name="T5">Docker defaults the hostname to the container’s name, but you can also set aliases</text:span></text:p>
      <text:p text:style-name="P25"/>
      <text:p text:style-name="P8">docker container run –rm</text:p>
      <text:p text:style-name="P28">automatically remove the container when it exist</text:p>
      <text:p text:style-name="P28"/>
      <text:p text:style-name="P29"><text:tab/><text:tab/><text:tab/><text:tab/><text:tab/><text:tab/><text:span text:style-name="T13">ASSIGNMENT ROUND ROBIN TESTING:</text:span></text:p>
      <text:p text:style-name="P29"/>
      <text:p text:style-name="P9">docker network create dude</text:p>
      <text:p text:style-name="P29">create a network „dude”</text:p>
      <text:p text:style-name="P29"/>
      <text:p text:style-name="P9">docker container run -d –net dude –net-alias search elasticsearch:2</text:p>
      <text:p text:style-name="P29">run a container on network dude with alias „search” on image elasticsearch version 2</text:p>
      <text:p text:style-name="P29"/>
      <text:p text:style-name="P10">docker container run –rm –net dude alpine nslookup search</text:p>
      <text:p text:style-name="P30">this should run the nslookup command on the search DNS entry and then immediately exit. Then it’ll clean itself up with a --rm</text:p>
      <text:p text:style-name="P29"/>
      <text:p text:style-name="P10">docker container run –rm –net dude centos curl -s search:9200</text:p>
      <text:p text:style-name="P30">gives back the elasticsearch server named Vincente and also other called Valkyrie, has unique ID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11"><text:tab/>CONTAINER IMAGES, WHERE TO FIND THEM AND HOW TO BUILD THEM </text:p>
      <text:p text:style-name="P11"/>
      <text:p text:style-name="P31">What’s in an image and what isn’t:</text:p>
      <text:p text:style-name="P31"/>
      <text:p text:style-name="P31">- app binaries and dependencies</text:p>
      <text:p text:style-name="P31">- metadata about the image data and how to run the image</text:p>
      <text:p text:style-name="P31">- it’s not a complete operating system, no kernel, no kernel modules</text:p>
      <text:p text:style-name="P31">- small as one file (your app binary) like a golang static binary</text:p>
      <text:p text:style-name="P31">- big as a ubuntu distro with apt and apache php and more installed</text:p>
      <text:p text:style-name="P11"/>
      <text:p text:style-name="P11"><text:tab/><text:tab/><text:span text:style-name="T15">IMAGES AND THEIR LAYERS: DISCOVER THE IMAGE CACHE:</text:span></text:p>
      <text:p text:style-name="P11"/>
      <text:p text:style-name="P12">docker image history</text:p>
      <text:p text:style-name="P12">docker history</text:p>
      <text:p text:style-name="P32">shows layers of changes made in image. Scratch is a blank layer-every image starts from the very beginning with it</text:p>
      <text:p text:style-name="P11"/>
      <text:p text:style-name="P13">docker image inspect &lt;name&gt;</text:p>
      <text:p text:style-name="P13">docker inspect </text:p>
      <text:p text:style-name="P33">returns JSON metadata about the image</text:p>
      <text:p text:style-name="P33"/>
      <text:p text:style-name="P33"><text:tab/><text:tab/><text:tab/></text:p>
      <text:p text:style-name="P11"><text:tab/><text:tab/><text:tab/><text:span text:style-name="T16">IMAGE TAGGING AND PUSHING TO DOCKER HUB:</text:span></text:p>
      <text:p text:style-name="P11"/>
      <text:p text:style-name="P14">docker image tag</text:p>
      <text:p text:style-name="P14">docker tag</text:p>
      <text:p text:style-name="P34">assign one or more tags to an image</text:p>
      <text:p text:style-name="P34"/>
      <text:p text:style-name="P35">We refer to the image by three informations:</text:p>
      <text:p text:style-name="P15">&lt;user&gt;/&lt;repo&gt;:&lt;tag&gt;</text:p>
      <text:p text:style-name="P35">default tag is lates if not specified</text:p>
      <text:p text:style-name="P35"/>
      <text:p text:style-name="P15">official repositories </text:p>
      <text:p text:style-name="P35">they live at the „root namespace” of the registry, so they don’t need account name in front of repo name. The official ones are just named as a repository</text:p>
      <text:p text:style-name="P35"/>
      <text:p text:style-name="P35">Create new labels: </text:p>
      <text:p text:style-name="P15">docker image tag nginx bretfisher/nginx <text:span text:style-name="T5">(source_image:</text:span><text:span text:style-name="T7">tag</text:span><text:span text:style-name="T5"> target _image:</text:span><text:span text:style-name="T7">tag</text:span><text:span text:style-name="T5">)</text:span></text:p>
      <text:p text:style-name="P36">if I don’t specified a tag it’ll always be the latest</text:p>
      <text:p text:style-name="P36"/>
      <text:p text:style-name="P16">„latest tag”</text:p>
      <text:p text:style-name="P36">it’s just the default tag, but image owners should assign it to the newest stable version</text:p>
      <text:p text:style-name="P36"/>
      <text:p text:style-name="P16">docker image push &lt;image&gt;</text:p>
      <text:p text:style-name="P36">uploads changed layers to a image registry (default is Hub)</text:p>
      <text:p text:style-name="P36"/>
      <text:p text:style-name="P16">docker login &lt;server&gt;</text:p>
      <text:p text:style-name="P36">defaults to logging in Hub, but you can override by adding server URL</text:p>
      <text:p text:style-name="P36"/>
      <text:p text:style-name="P16">docker logout</text:p>
      <text:p text:style-name="P36">always logout from shared machines or servers when done, to protect your account</text:p>
      <text:p text:style-name="P36"/>
      <text:p text:style-name="P36"/>
      <text:p text:style-name="P36"><text:tab/><text:tab/><text:tab/><text:tab/><text:tab/><text:span text:style-name="T14">BUILDING IMAGES: THE DOCKERFILE BASICS:</text:span></text:p>
      <text:p text:style-name="P52"/>
      <text:p text:style-name="P17">package manager</text:p>
      <text:p text:style-name="P37">PM’s like apt and yum are one of the reasons to build containers FROM Debian, Ubuntu, Fedora or CentOS</text:p>
      <text:p text:style-name="P37"/>
      <text:p text:style-name="P17"><text:soft-page-break/>environment variables</text:p>
      <text:p text:style-name="P37">one reason they were chosen as preferred way to inject key/value is they work everywhere, on every OS and config</text:p>
      <text:p text:style-name="P53"/>
      <text:p text:style-name="P56">docker build</text:p>
      <text:p text:style-name="P54">using it users can create an automated build that exectues several command-line instructions in succession</text:p>
      <text:p text:style-name="P54"/>
      <text:p text:style-name="P38"><text:span text:style-name="T19"><text:tab/><text:tab/><text:tab/><text:tab/></text:span><text:span text:style-name="T26">BUILDING IMAGES: </text:span><text:span text:style-name="T25">RUNNING DOCKER BUILDS:</text:span></text:p>
      <text:p text:style-name="P18"><text:span text:style-name="T19">docker image build -t &lt;name&gt; . <text:line-break/></text:span><text:span text:style-name="T20">. tells that I want to create it in this directory, this command builds a docker image</text:span></text:p>
      <text:p text:style-name="P55"/>
      <text:p text:style-name="P18"><text:span text:style-name="T20"><text:tab/><text:tab/><text:tab/><text:tab/></text:span><text:span text:style-name="T31">BUILDING IMAGES: </text:span><text:span text:style-name="T24">EXTENDING OFFICIAL IMAGES:</text:span></text:p>
      <text:p text:style-name="P57"/>
      <text:p text:style-name="P58">docker container run -p 80:80 –rm nginx</text:p>
      <text:p text:style-name="P57"/>
      <text:p text:style-name="P18">docker image build -t nginx-with-html .</text:p>
      <text:p text:style-name="P57">build nginx with our extra source code file, it just changed the working directory</text:p>
      <text:p text:style-name="P57"/>
      <text:p text:style-name="P58">docker container run -p 80:80 –rm nginx-with-html</text:p>
      <text:p text:style-name="P67">it uses the image that we already created</text:p>
      <text:p text:style-name="P67"/>
      <text:p text:style-name="P67"/>
      <text:p text:style-name="P67"/>
      <text:p text:style-name="P39"><text:span text:style-name="T24"><text:tab/><text:tab/><text:tab/><text:tab/></text:span><text:span text:style-name="T27">CONTAINER LIFETIME &amp; PERSISTENT DATA: volumes, volumes, volumes</text:span></text:p>
      <text:p text:style-name="P59"/>
      <text:p text:style-name="P41"><text:span text:style-name="T32">- </text:span><text:span text:style-name="T24">containers are usually immutable and ephemeral</text:span></text:p>
      <text:p text:style-name="P68">- „immutable infrastructure”: only re-deploy containers, never change</text:p>
      <text:p text:style-name="P68">- separation of concerns</text:p>
      <text:p text:style-name="P68">- volumes: make special location outside of container UFS</text:p>
      <text:p text:style-name="P68">- bind mounts: link container path to host path</text:p>
      <text:p text:style-name="P67"/>
      <text:p text:style-name="P39"><text:span text:style-name="T24"><text:tab/><text:tab/><text:tab/><text:tab/><text:tab/><text:tab/><text:tab/></text:span><text:span text:style-name="T28">PERSISTENT </text:span><text:a xlink:type="simple" xlink:href="data:DATA" text:style-name="Internet_20_link" text:visited-style-name="Visited_20_Internet_20_Link">DATA: DATA</text:a><text:span text:style-name="T28"> VOLUMES:</text:span></text:p>
      <text:p text:style-name="P60"/>
      <text:p text:style-name="P61">VOLUME command in Dockerfile</text:p>
      <text:p text:style-name="P68">really important command</text:p>
      <text:p text:style-name="P68"/>
      <text:p text:style-name="P61">docker volume prune</text:p>
      <text:p text:style-name="P68">to clean up unused volumes and make it easier to see what you’re doing here</text:p>
      <text:p text:style-name="P68"/>
      <text:p text:style-name="P61">docker pull mysql</text:p>
      <text:p text:style-name="P61">docker image inspect mysql</text:p>
      <text:p text:style-name="P68">here we see the Volumes</text:p>
      <text:p text:style-name="P68"/>
      <text:p text:style-name="P19"><text:span text:style-name="T24">docker container run -d –name mysql -e </text:span><text:span text:style-name="T30">(environment) </text:span><text:span text:style-name="T24">MYSQL_ALLOW_EMPTY_PASSWORD=True mysql</text:span></text:p>
      <text:p text:style-name="P69">running a container</text:p>
      <text:p text:style-name="P69"/>
      <text:p text:style-name="P62">docker volume ls</text:p>
      <text:p text:style-name="P62"/>
      <text:p text:style-name="P62">docker volume inspect &lt;volume name&gt;</text:p>
      <text:p text:style-name="P62"/>
      <text:p text:style-name="P70">named volume:</text:p>
      <text:p text:style-name="P63">docker container run -d –name mysql -e MYSQL_ALLOW_EMPTY_PASSWORD=True -v mysql-db:/var/lib/mysql mysql</text:p>
      <text:p text:style-name="P63"/>
      <text:p text:style-name="P63">docker volume create</text:p>
      <text:p text:style-name="P70">required to do this before „docker run” to use custom drivers and labels</text:p>
      <text:p text:style-name="P70"/>
      <text:p text:style-name="P70"/>
      <text:p text:style-name="P40"><text:soft-page-break/><text:span text:style-name="T28"><text:tab/><text:tab/><text:tab/><text:tab/><text:tab/><text:tab/><text:tab/>PERSISTENT </text:span><text:a xlink:type="simple" xlink:href="data:DATA" text:style-name="Internet_20_link" text:visited-style-name="Visited_20_Internet_20_Link">DATA: </text:a><text:span text:style-name="T28"><text:s/></text:span><text:span text:style-name="T29">BIND MOUNTS:</text:span></text:p>
      <text:p text:style-name="P63"/>
      <text:p text:style-name="P70">- it’s just a mapping of the host files or directories into a container file or directory</text:p>
      <text:p text:style-name="P40"><text:span text:style-name="T33">- </text:span><text:span text:style-name="T34">in the background basically just two locations pointing to the same file(s)</text:span></text:p>
      <text:p text:style-name="P71">- skips UFS and host files overwrite any in container</text:p>
      <text:p text:style-name="P71">- can’t use in Dockerfile, must be at container run</text:p>
      <text:p text:style-name="P71">- … run -v /Users/anita/stuff:/path/container</text:p>
      <text:p text:style-name="P71"/>
      <text:p text:style-name="P71"/>
      <text:p text:style-name="P20"><text:span text:style-name="T34">d</text:span><text:span text:style-name="T24">ocker container run -d –name nginx -p 80:80 -v $(pwd):/usr/share/nginx/html nginx</text:span></text:p>
      <text:p text:style-name="P42"><text:span text:style-name="T24">pwd: shell shortcut that says ‘print out the working directory and replace this command with that path’. Mapped files into docker container exec -it nginx bash – we see a Dockerfile in it, </text:span><text:span text:style-name="T35">so if i delete a file on the container i’ll delete it also on host</text:span></text:p>
      <text:p text:style-name="P72"/>
      <text:p text:style-name="P49"><text:span text:style-name="Strong_20_Emphasis"><text:span text:style-name="T21"/></text:span></text:p>
      <text:p text:style-name="P50"><text:span text:style-name="Strong_20_Emphasis"><text:span text:style-name="T22"><text:tab/><text:tab/><text:tab/><text:tab/><text:tab/><text:tab/><text:tab/><text:tab/><text:tab/>extra info:</text:span></text:span></text:p>
      <text:p text:style-name="P49"><text:span text:style-name="Strong_20_Emphasis"><text:span text:style-name="T21">Volumes</text:span></text:span><text:span text:style-name="T23"> are stored in a part of the host filesystem which is </text:span><text:span text:style-name="Emphasis"><text:span text:style-name="T23">managed by Docker</text:span></text:span><text:span text:style-name="T23">(</text:span><text:span text:style-name="Source_20_Text"><text:span text:style-name="T37">/var/lib/docker/volumes/</text:span></text:span><text:span text:style-name="T23"> on Linux). Non-Docker processes should not modify this part of the filesystem. Volumes are the best way to persist data in Docker.</text:span></text:p>
      <text:list xml:id="list5864236091884794493" text:style-name="L1">
        <text:list-item>
          <text:p text:style-name="P76"><text:span text:style-name="Strong_20_Emphasis"><text:span text:style-name="T18">Bind mounts</text:span></text:span><text:span text:style-name="T17"> may be stored </text:span><text:span text:style-name="Emphasis"><text:span text:style-name="T17">anywhere</text:span></text:span><text:span text:style-name="T17"> on the host system. They may even be important system files or directories. Non-Docker processes on the Docker host or a Docker container can modify them at any time.</text:span></text:p>
        </text:list-item>
        <text:list-item>
          <text:p text:style-name="P77"><text:span text:style-name="Strong_20_Emphasis"><text:span text:style-name="Source_20_Text"><text:span text:style-name="T36">tmpfs</text:span></text:span></text:span><text:span text:style-name="Strong_20_Emphasis"><text:span text:style-name="T18"> mounts</text:span></text:span><text:span text:style-name="T17"> are stored in the host system’s memory only, and are never written to the host system’s filesystem.</text:span></text:p>
        </text:list-item>
      </text:list>
      <text:p text:style-name="P72"/>
      <text:p text:style-name="P72"/>
      <text:p text:style-name="P43"><text:span text:style-name="T35">A</text:span><text:span text:style-name="T24">SSIGNEMENT:</text:span></text:p>
      <text:p text:style-name="P73"/>
      <text:p text:style-name="P64">docker container run -d –name psql -v psql:/var/lib/postgresql/data postgres:9.6.1</text:p>
      <text:p text:style-name="P64">docker container logs -f psql</text:p>
      <text:p text:style-name="P64">docker container stop &lt;ID psql&gt;</text:p>
      <text:p text:style-name="P64"/>
      <text:p text:style-name="P64">docker container run -d –name psql2 -v psql:/var/lib/postgresql/data postgres:9.6.2</text:p>
      <text:p text:style-name="P64">docker volume ls</text:p>
      <text:p text:style-name="P64">docker conatiner logs &lt;ID&gt;</text:p>
      <text:p text:style-name="P64"/>
      <text:p text:style-name="P64"/>
      <text:p text:style-name="P65">docker run -p 80:4000 -v $(pwd):/site bretfisher/jekyll-serve</text:p>
      <text:p text:style-name="P74">mapping the website, can change sth on website and see results</text:p>
      <text:p text:style-name="P74"/>
      <text:p text:style-name="P74"/>
      <text:p text:style-name="P65"><text:tab/><text:tab/><text:tab/>MAKING IT EASIER WITH DOCKER COMPOSE: THE MULTI-CONTAINER TOOL:</text:p>
      <text:p text:style-name="P65"/>
      <text:p text:style-name="P65">The docker-compose.yml file</text:p>
      <text:p text:style-name="P65"/>
      <text:p text:style-name="P75">docker compose CLI:</text:p>
      <text:p text:style-name="P66"/>
      <text:p text:style-name="P66">docker-compose up </text:p>
      <text:p text:style-name="P75">setup volumes/networks and start all containers</text:p>
      <text:p text:style-name="P75"/>
      <text:p text:style-name="P66">docker-compose down</text:p>
      <text:p text:style-name="P75">stop all containers and remove cont/vol/net</text:p>
      <text:p text:style-name="P75"/>
      <text:p text:style-name="P7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9:42:56.101320144</meta:creation-date>
    <dc:date>2018-07-05T15:40:58.291748825</dc:date>
    <meta:editing-duration>PT1H7M38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7" meta:paragraph-count="203" meta:word-count="1681" meta:character-count="10516" meta:non-whitespace-character-count="8935"/>
  </office:meta>
</office:document-meta>
</file>